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" svg:font-family="arial" style:font-family-generic="swiss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loext:contextual-spacing="false"/>
      <style:text-properties fo:color="#5c2d91" style:font-name="arial" fo:font-size="12pt" fo:font-weight="normal" fo:background-color="#fff20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5c2d91" style:font-name="arial" fo:font-size="12pt" fo:font-weight="normal" fo:background-color="#fff20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5c2d91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style:font-name="Arial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000000" style:text-line-through-style="none" style:font-name="Arial" fo:font-size="12pt" fo:letter-spacing="normal" fo:font-style="italic" style:text-underline-style="none" fo:font-weight="normal" style:text-blinking="false" style:font-size-asian="12pt" style:font-style-asian="italic" style:font-size-complex="12pt" style:font-style-complex="italic"/>
    </style:style>
    <style:style style:name="T5" style:family="text">
      <style:text-properties fo:color="#000000" style:font-name="arial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Tipologia i cicle de vida de les dades</text:p>
      <text:p text:style-name="P3">Pràctica 2: Neteja i anàlisi de les dades</text:p>
      <text:p text:style-name="P3">Memòria</text:p>
      <text:p text:style-name="P6"/>
      <text:p text:style-name="P6"/>
      <text:p text:style-name="P6"/>
      <text:p text:style-name="P6">Nota: <text:span text:style-name="T2">Tota la resolució de la pràctica es troba al repositori de github, aquest document només pretén ser un enllaç al repositori.</text:span></text:p>
      <text:p text:style-name="P7"/>
      <text:p text:style-name="P5"/>
      <text:p text:style-name="P5"/>
      <text:p text:style-name="P5">Components de l’equip (usuaris GitHub):<text:tab/><text:span text:style-name="T1">Andrés Laverde Marín (</text:span><text:a xlink:type="simple" xlink:href="https://github.com/alaverma" text:style-name="Internet_20_link" text:visited-style-name="Visited_20_Internet_20_Link"><text:span text:style-name="T1">alaverma</text:span></text:a><text:span text:style-name="T1">)</text:span></text:p>
      <text:p text:style-name="P4"><text:tab/><text:tab/><text:tab/><text:tab/><text:tab/><text:tab/><text:tab/>Josep Mª Espasa Verdés (<text:a xlink:type="simple" xlink:href="https://github.com/Ilergeta" text:style-name="Internet_20_link" text:visited-style-name="Visited_20_Internet_20_Link">ilergeta</text:a>)</text:p>
      <text:p text:style-name="P8"/>
      <text:p text:style-name="P9"/>
      <text:p text:style-name="P5"/>
      <text:p text:style-name="P5">URL Repositori: <text:a xlink:type="simple" xlink:href="https://github.com/Ilergeta/titanic-uoc" text:style-name="Internet_20_link" text:visited-style-name="Visited_20_Internet_20_Link">https://github.com/Ilergeta/titanic-uoc</text:a></text:p>
      <text:p text:style-name="P10"/>
      <text:p text:style-name="P10"/>
      <text:p text:style-name="P11">Comentari: <text:span text:style-name="T1">Tot l'informe està desenvolupat juntament amb el codi per facilitar l'enteniment i seguiment d'aquest i es pot llegir directament a github:</text:span></text:p>
      <text:p text:style-name="P12"/>
      <text:p text:style-name="P11"><text:a xlink:type="simple" xlink:href="https://github.com/Ilergeta/titanic-uoc/blob/master/informe/Practica2_Titanic.md" text:style-name="Internet_20_link" text:visited-style-name="Visited_20_Internet_20_Link"><text:span text:style-name="T1">https://github.com/Ilergeta/titanic-uoc/blob/master/informe/Practica2_Titanic.md</text:span></text:a></text:p>
      <text:p text:style-name="P12"/>
      <text:p text:style-name="P12">En cas de tenir qualsevol problema en la lectura d'aquest també es pot trobar un fitxer .html a l'enllaç: </text:p>
      <text:p text:style-name="P12"/>
      <text:p text:style-name="P11"><text:a xlink:type="simple" xlink:href="https://github.com/Ilergeta/titanic-uoc/tree/master/docs" text:style-name="Internet_20_link" text:visited-style-name="Visited_20_Internet_20_Link"><text:span text:style-name="T1">https://github.com/Ilergeta/titanic-uoc/tree/master/docs</text:span></text:a></text:p>
      <text:p text:style-name="P12"/>
      <text:p text:style-name="P13"><text:span text:style-name="T5">Que es pot descarregar i llegir amb qualsevol navegador web. Per últim també cal recordar que a la carpeta notebook del repositori es pot trobar el fitxer </text:span><text:bookmark text:name="f9e4599da63e7b89e8ae50c741136b87-9897d745286cf0cd6729707547ed9da42b351932"/><text:a xlink:type="simple" xlink:href="https://github.com/Ilergeta/titanic-uoc/blob/master/notebook/Practica2_Titanic.ipynb" text:style-name="Internet_20_link" text:visited-style-name="Visited_20_Internet_20_Link">Practica2_Titanic.ipynb</text:a><text:span text:style-name="T4"> </text:span><text:span text:style-name="T3">que és el notebook que conté tot l'informe juntament amb el codi i que es pot obrir amb jupyter notebook per executar i comprovar el funcionament del cod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" svg:font-family="arial" style:font-family-generic="swiss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Arial" style:font-name-asian="AR PL SungtiL GB" style:font-name-complex="Liberation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àctica 2: Neteja i anàlisi de les dades<text:tab/>Memòria<text:tab/>Andrés Laverde Marín</text:p>
        <text:p text:style-name="MP1">Josep Mª Espasa Verdés</text:p>
      </style:header>
      <style:footer>
        <text:p text:style-name="MP2">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6T19:23:22.773695848</meta:creation-date>
    <dc:date>2020-01-07T07:43:11</dc:date>
    <meta:editing-duration>P1DT8H34M1S</meta:editing-duration>
    <meta:editing-cycles>278</meta:editing-cycles>
    <meta:generator>OpenOffice/4.1.5$Unix OpenOffice.org_project/415m1$Build-9789</meta:generator>
    <meta:print-date>2019-04-11T16:49:00.762220668</meta:print-date>
    <dc:creator>Andrés Laverde Marín</dc:creator>
    <meta:document-statistic meta:table-count="0" meta:image-count="0" meta:object-count="0" meta:page-count="1" meta:paragraph-count="15" meta:word-count="174" meta:character-count="1206"/>
  </office:meta>
</office:document-meta>
</file>